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ionApple.showNextState( AppleResponse res , String change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lculationApple.calcul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lculationApple.processRequest( AppleRequest req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lculationAp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culationApple.buildBiz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culationApple.process( AppleRequest req , Apple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